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fill="none" draw:fill-color="#ff0000" draw:textarea-vertical-align="middle"/>
    </style:style>
    <style:style style:name="P1" style:family="paragraph">
      <loext:graphic-properties draw:fill="none" draw:fill-color="#ff0000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3.112cm" svg:height="0.479cm" draw:transform="rotate (-1.47166162528162) translate (3.59159605969403cm 3.02767468895272cm)" svg:viewBox="0 0 3113 480" svg:d="M0 64c403-14 807-87 1211-57 362 28 725 73 1088 109l379 109 372 178 63 77">
          <text:p/>
        </draw:path>
        <draw:path draw:style-name="gr1" draw:text-style-name="P1" draw:layer="layout" svg:width="3.104cm" svg:height="0.227cm" svg:x="2.081cm" svg:y="3.194cm" svg:viewBox="0 0 3105 228" svg:d="M0 16c420-67 819 91 1235 106 377 14 753 64 1129 106h353l388-142h-36">
          <text:p/>
        </draw:path>
        <draw:path draw:style-name="gr1" draw:text-style-name="P1" draw:layer="layout" svg:width="11.08cm" svg:height="4.092cm" draw:transform="rotate (-0.216595360172496) translate (2.73775281283349cm 7.92143005074452cm)" svg:viewBox="0 0 11081 4093" svg:d="M0 594c585-209 864 447 1396 596 448 126 844 392 1296 473 334 60 1194 280 1003-365-161-546-914-612-1406-810-303-121-865-133-801 465 44 416 111 769 112 1167 1 411 270 761 553 1034 321 310 762 601 1235 523 861-142-425-624-444-372-34 467 625 696 1074 775 552 98 984-381 1181-874 160-402 88-1037 615-1146 536-110 1074 121 1556 344 665 307-250 810-359 1162-74 240-1430 482-424 202 424-118 872-313 1072-705 206-402 136-877 218-1312 74-402-323-1524-51-1218 352 399 487 974 547 1506 55 489 645 652 975 327 273-269 713-277 1000-545 138-128 1242-1001 448-98-306 347-690 416-1092 456-387 38-860 352-1071-270-131-389-710-653-629-1054 75-368 689-258 1038-372 464-151 956-176 1390-415l310-68">
          <text:p/>
        </draw:path>
        <draw:path draw:style-name="gr1" draw:text-style-name="P1" draw:layer="layout" svg:width="14.981cm" svg:height="8.391cm" draw:transform="skewX (-5.92578988340421E-017) rotate (-2.81888127489604) translate (19.0526179300201cm 19.059483805961cm)" svg:viewBox="0 0 14982 8392" svg:d="M14477 3772c667-76 523 765 400 1139-132 403-276 799-336 1227-66 466-211 942-548 1304-319 343-539 917-1061 948-374 22-782-110-1026-492-267-419-488-948-266-1428 211-458 567-813 883-1194 296-356 432-979 937-1025 517-47 796-346 1340-333 449 11-864-36-1261 98-420 142-626 580-983 826-333 229-777-116-1159-203-366-83-1249-79-1050 357 207 451 813-232 1094-490 576-528-497-817-802-938-399-159-832-517-1261-347-369 146-498 620-1027 624-556 3-714-784-121-859 1127-143-206-245-357-157-405 238-898 242-1328 411-302 119-975 53-691-491 130-250 1627-336 603-468-424-55-708 296-1161 579-364 227 933-1633 134-625-258 326-504 705-558 1115-113 845-497-88-357-379 126-264 810-872-290-580-516 137-680 862-1115 222-280-412-184-777-21-1161 436-1035-381-145-715-201-418-69-875-3-1227-225-685-432 943-679-43-981l-469-45-413 122h-22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14:50:06.103000000</meta:creation-date>
    <dc:date>2020-12-20T14:56:58.210000000</dc:date>
    <meta:editing-duration>PT6M52S</meta:editing-duration>
    <meta:editing-cycles>1</meta:editing-cycles>
    <meta:document-statistic meta:object-count="4"/>
    <meta:generator>LibreOffice/6.0.6.2$Windows_X86_64 LibreOffice_project/0c292870b25a325b5ed35f6b45599d2ea4458e77</meta:generator>
  </office:meta>
</office:document-meta>
</file>